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1">
      <style:paragraph-properties style:writing-mode="lr-tb"/>
    </style:style>
    <style:style style:name="P4" style:family="paragraph" style:parent-style-name="Standard" style:list-style-name="L1">
      <style:paragraph-properties fo:margin-left="0in" fo:margin-right="0in" fo:text-indent="-0.25in" style:auto-text-indent="false" style:writing-mode="lr-t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</text:p>
      <text:p text:style-name="Standard">layout: post</text:p>
      <text:p text:style-name="Standard">title: <text:s/>Identifier Scope</text:p>
      <text:p text:style-name="Standard">---</text:p>
      <text:p text:style-name="Standard"/>
      <text:p text:style-name="Standard">h2. {{ page.title }}</text:p>
      <text:p text:style-name="P2"/>
      <text:p text:style-name="P2">&lt;p class="publish_date"&gt;7 November 2011&lt;/p&gt;</text:p>
      <text:p text:style-name="P2"/>
      <text:p text:style-name="Standard">Identifier scope</text:p>
      <text:p text:style-name="P1"/>
      <text:p text:style-name="P1">A variable can have the following scope</text:p>
      <text:p text:style-name="P1"/>
      <text:p text:style-name="P1">* local variable</text:p>
      <text:p text:style-name="P1">* global variable</text:p>
      <text:p text:style-name="P1">* object instance variable</text:p>
      <text:p text:style-name="P1">* capture of outer variable.</text:p>
      <text:p text:style-name="P1"/>
      <text:p text:style-name="P1">Possible ways of expressing scope information</text:p>
      <text:p text:style-name="P1"/>
      <text:p text:style-name="P1"># identifier names are not qualified by prefix, identifier assumes lexical scope</text:p>
      <text:p text:style-name="P1"># Qualified identifier names</text:p>
      <text:list xml:id="list26255714" text:style-name="L1">
        <text:list-header>
          <text:p text:style-name="P3"/>
          <text:p text:style-name="P4">There are several problems with this approach:</text:p>
        </text:list-header>
      </text:list>
      <text:p text:style-name="P1">Problem: One also has declare a variable somehow before using it, as one needs to know if this is a local or a global or whatever scope.</text:p>
      <text:p text:style-name="P1"/>
      <text:p text:style-name="P1">Problem: one has to assume a default; a variable without special declaration is often assumed to be global; one has to declare a variable within function scope in order to say that this is a local variable. I would argue that this is not very intuitive choice, made by such languages as Javascript, Perl, Python, <text:s text:c="5"/>Lua etc. I would argue that the most frequent use of a variable inside a function is that of a local variable.</text:p>
      <text:p text:style-name="P1"/>
      <text:p text:style-name="P1">Problem: it is not clear what a variable reference means by looking at its use; <text:s/></text:p>
      <text:p text:style-name="P1"/>
      <text:p text:style-name="Standard"/>
      <text:p text:style-name="Standard">h3. Qualified identifiers</text:p>
      <text:p text:style-name="P1"/>
      <text:p text:style-name="P1"/>
      <text:p text:style-name="P1">_Qualified identifiers_:<text:a xlink:type="simple" xlink:href="http://en.wikipedia.org/wiki/Scope_(computer_science)#Qualified_identifiers">http://en.wikipedia.org/wiki/Scope_(computer_science)#Qualified_identifiers</text:a></text:p>
      <text:p text:style-name="P1"><text:s/>most often some prefix is added before the identifier name - <text:s/>prefix says if this identifier is local, instance variable, or class instance or global. </text:p>
      <text:p text:style-name="P1"/>
      <text:p text:style-name="P1">For example in Ruby one has the $ prefix to tell that a variable is used as a global and @ prefix to tell that a variable is used as a object member. Or in Javascript one says this.variablename that tells if one means to access a class member.</text:p>
      <text:p text:style-name="P1"/>
      <text:p text:style-name="P1">I think that Qualified identifiers are better for code readability, one knows the context of a variable usage by looking at it; <text:s/>also it avoids the need to declare variables before assignment.</text:p>
      <text:p text:style-name="P1"><text:soft-page-break/></text:p>
      <text:p text:style-name="P1">Qualified identifiers may be a very verbose way of expressing variable usage, but well, I it makes you more aware of what you are doing, which can be of benefit; </text:p>
      <text:p text:style-name="P1"/>
      <text:p text:style-name="Standard"/>
      <text:p text:style-name="Standard">h3. Pooh language</text:p>
      <text:p text:style-name="P1"/>
      <text:p text:style-name="P1">So for the Pooh language we will have </text:p>
      <text:p text:style-name="P1"><text:tab/>_this . _ variablename <text:s/>- a field in an object instance</text:p>
      <text:p text:style-name="P1"><text:tab/>_global . _ variablename <text:s/>- a global</text:p>
      <text:p text:style-name="P1"><text:tab/>_outer . _ variablename – reference to captured variable of a closure</text:p>
      <text:p text:style-name="P1"/>
      <text:p text:style-name="P1">No specifier: if a variable is used within a function and has no specifies, then by default it is assumed to be a local variable or function parameter; </text:p>
      <text:p text:style-name="P1"/>
      <text:p text:style-name="P1">If a variable is used in global scope without any specifiers, then it is assumed to be a global variable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m</meta:initial-creator>
    <meta:creation-date>2012-05-23T12:31:33.08</meta:creation-date>
    <meta:generator>OpenOffice.org/3.1$Win32 OpenOffice.org_project/310m19$Build-9420</meta:generator>
    <dc:date>2012-06-11T06:12:03.21</dc:date>
    <meta:editing-duration>PT00H52M51S</meta:editing-duration>
    <meta:editing-cycles>50</meta:editing-cycles>
    <meta:document-statistic meta:table-count="0" meta:image-count="0" meta:object-count="0" meta:page-count="2" meta:paragraph-count="32" meta:word-count="417" meta:character-count="2440"/>
  </office:meta>
</office:document-meta>
</file>